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jaliOldLipi" officeooo:rsid="0013cb3d" officeooo:paragraph-rsid="0013cb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PRACTICO 4 – BUSCADOR DE GI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1T21:27:32.920654111</meta:creation-date>
    <dc:date>2023-09-01T21:31:26.421441842</dc:date>
    <meta:editing-duration>PT3M56S</meta:editing-duration>
    <meta:editing-cycles>1</meta:editing-cycles>
    <meta:document-statistic meta:table-count="0" meta:image-count="0" meta:object-count="0" meta:page-count="1" meta:paragraph-count="1" meta:word-count="6" meta:character-count="36" meta:non-whitespace-character-count="30"/>
    <meta:generator>LibreOffice/6.4.7.2$Linux_X86_64 LibreOffice_project/40$Build-2</meta:generator>
  </office:meta>
</office:document-meta>
</file>